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ae9b" officeooo:paragraph-rsid="0014ae9b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ddcd" officeooo:paragraph-rsid="0014ddc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6pt" fo:font-weight="bold" officeooo:rsid="0014ae9b" officeooo:paragraph-rsid="0014ae9b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ae9b" officeooo:paragraph-rsid="0014ae9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b6b2" officeooo:paragraph-rsid="0014b6b2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6ef48" officeooo:paragraph-rsid="0016ef48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b6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6b2" style:font-style-asian="normal" style:font-style-complex="normal"/>
    </style:style>
    <style:style style:name="T5" style:family="text">
      <style:text-properties fo:font-style="normal" officeooo:rsid="001a7b7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ction 1: The Company, Concept, and Products/Services</text:p>
      <text:p text:style-name="P1"><text:tab/>A. The Company and the Concept</text:p>
      <text:p text:style-name="P4"><text:tab/><text:tab/>i. Embrace is an LLC, formed by four partners: Gabe, Jun, Ian, and Ryan. Based in San Diego, started in the fall of 2016.</text:p>
      <text:p text:style-name="P4"><text:tab/><text:tab/>ii. <text:span text:style-name="T1">History</text:span><text:span text:style-name="T3">:</text:span></text:p>
      <text:p text:style-name="P4"><text:span text:style-name="T3"><text:tab/><text:tab/><text:tab/>a. Jun and Gabe met at UCSD. Created first project (name) and submitted to (competitions). </text:span></text:p>
      <text:p text:style-name="P4"><text:span text:style-name="T3"><text:tab/><text:tab/><text:tab/>b. Family member injured due to fall (details)</text:span></text:p>
      <text:p text:style-name="P4"><text:span text:style-name="T3"><text:tab/><text:tab/><text:tab/>c. Modify original concept to create Libra</text:span></text:p>
      <text:p text:style-name="P4"><text:span text:style-name="T3"><text:tab/><text:tab/><text:tab/>d. Moved in with Ian and Ryan</text:span></text:p>
      <text:p text:style-name="P4"><text:span text:style-name="T3"><text:tab/><text:tab/><text:tab/>e. Developed software, boards, network, server/client side, prototyping, production.</text:span></text:p>
      <text:p text:style-name="P4"><text:span text:style-name="T3"><text:tab/><text:tab/><text:tab/>f. Libra has been in (what competitions, received what money, been featured in what magazines).</text:span></text:p>
      <text:p text:style-name="P4"><text:span text:style-name="T3"><text:tab/><text:tab/><text:tab/>g. Mission of Libra: </text:span><text:span text:style-name="T4">promote wellbeing in old people by predicting fall risk and intervening to prevent injury</text:span></text:p>
      <text:p text:style-name="P4"><text:span text:style-name="T3"><text:tab/><text:tab/></text:span><text:span text:style-name="T4">iii. </text:span><text:span text:style-name="T2">Unique Value Proposition:</text:span></text:p>
      <text:p text:style-name="P5"><text:span text:style-name="T1"><text:tab/><text:tab/></text:span><text:span text:style-name="T3"><text:tab/>a. Fall risk prevention and intervention</text:span></text:p>
      <text:p text:style-name="P5"><text:span text:style-name="T3"><text:tab/><text:tab/><text:tab/>b. Value directly to User as well as Care Provider:</text:span></text:p>
      <text:p text:style-name="P5"><text:span text:style-name="T3"><text:tab/><text:tab/><text:tab/><text:tab/>i. User - better health, fewer injuries, and peace of mind</text:span></text:p>
      <text:p text:style-name="P5"><text:span text:style-name="T3"><text:tab/><text:tab/><text:tab/><text:tab/>ii. Care Provider - lower risk and increased predictability</text:span></text:p>
      <text:p text:style-name="P2"><text:span text:style-name="T3"><text:tab/>B. <text:s/>The Product and Service Mix</text:span><text:span text:style-name="T5">z`</text:span></text:p>
      <text:p text:style-name="P6"><text:span text:style-name="T3"><text:tab/><text:tab/>i. Libra: PRIMARY: a wearable motion sensor that predicts fall risk in seniors from 6-24 months in advance, and recommends intervention techniques and services.</text:span></text:p>
      <text:p text:style-name="P6"><text:span text:style-name="T3"><text:tab/><text:tab/><text:tab/>SECONDARY: app service, with metrics for users interested in gait, walking time, activity, etc.</text:span></text:p>
      <text:p text:style-name="P6"><text:span text:style-name="T3"><text:tab/><text:tab/>i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29:24.553784704</meta:creation-date>
    <dc:date>2018-01-11T13:51:50.979821767</dc:date>
    <meta:editing-duration>PT1H5M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0" meta:word-count="203" meta:character-count="1294" meta:non-whitespace-character-count="1058"/>
  </office:meta>
</office:document-meta>
</file>